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4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>
      <style:text-properties style:font-name="Arial" fo:font-weight="normal" style:font-weight-asian="normal" style:font-weight-complex="normal"/>
    </style:style>
    <style:style style:name="ce5" style:family="table-cell" style:parent-style-name="Default" style:data-style-name="N108">
      <style:text-properties style:font-name="Arial" fo:font-weight="normal" style:font-name-asian="SimSun" style:font-weight-asian="normal" style:font-name-complex="Lucida Sans" style:font-weight-complex="normal"/>
    </style:style>
    <style:style style:name="ce6" style:family="table-cell" style:parent-style-name="Default" style:data-style-name="N108">
      <style:text-properties fo:color="#000000" style:font-name="Arial" fo:font-weight="normal" style:font-name-asian="Helvetica" style:font-weight-asian="normal" style:font-name-complex="Helvetica" style:font-size-complex="5.65000009536743pt" style:font-weight-complex="normal"/>
    </style:style>
    <style:style style:name="ce7" style:family="table-cell" style:parent-style-name="Default" style:data-style-name="N108"/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>
            <text:p>annee</text:p>
          </table:table-cell>
          <table:table-cell table:style-name="ce1" office:value-type="string">
            <text:p>montant</text:p>
          </table:table-cell>
        </table:table-row>
        <table:table-row table:style-name="ro2">
          <table:table-cell office:value-type="string">
            <text:p>1995-1998</text:p>
          </table:table-cell>
          <table:table-cell table:style-name="ce2" office:value-type="float" office:value="15.245">
            <text:p>15,245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8.293">
            <text:p>18,3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style-name="ce5" office:value-type="float" office:value="25.916">
            <text:p>25,9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30.489">
            <text:p>30,5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style-name="ce6" office:value-type="float" office:value="36">
            <text:p>36,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style-name="ce6" office:value-type="float" office:value="30.5">
            <text:p>30,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6" office:value-type="float" office:value="30.154">
            <text:p>30,2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style-name="ce6" office:value-type="float" office:value="30.04">
            <text:p>30,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style-name="ce6" office:value-type="float" office:value="40">
            <text:p>40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2.6">
            <text:p>42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4.8">
            <text:p>44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42">
            <text:p>42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1">
            <text:p>41,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3.76">
            <text:p>33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4">
            <text:p>14,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4">
            <text:p>24,0</text:p>
          </table:table-cell>
        </table:table-row>
        <table:table-row table:style-name="ro3">
          <table:table-cell table:style-name="ce3" office:value-type="float" office:value="2014">
            <text:p>2014</text:p>
          </table:table-cell>
          <table:table-cell table:style-name="ce7" office:value-type="float" office:value="26.3">
            <text:p>26,3</text:p>
          </table:table-cell>
        </table:table-row>
        <table:table-row table:style-name="ro2">
          <table:table-cell table:style-name="Default" office:value-type="float" office:value="2015">
            <text:p>2015</text:p>
          </table:table-cell>
          <table:table-cell table:style-name="ce7" office:value-type="float" office:value="31.6">
            <text:p>31,6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4/02/2016</text:date>, <text:time>19:2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Vinzent</meta:initial-creator>
    <meta:creation-date>2016-02-04T19:26:10</meta:creation-date>
    <dc:date>2016-02-04T19:26:38</dc:date>
    <dc:creator>Julien Vinzent</dc:creator>
    <meta:editing-duration>PT29S</meta:editing-duration>
    <meta:editing-cycles>1</meta:editing-cycles>
    <meta:document-statistic meta:table-count="3" meta:cell-count="38" meta:object-count="0"/>
    <meta:generator>OpenOffice/4.1.1$Unix OpenOffice.org_project/411m6$Build-9775</meta:generator>
  </office:meta>
</office:document-meta>
</file>